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Wingdings" style:font-name-asian="Wingdings" style:font-name-complex="Wingdings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ableColumn11" style:family="table-column">
      <style:table-column-properties style:column-width="1.2375in"/>
    </style:style>
    <style:style style:name="TableColumn12" style:family="table-column">
      <style:table-column-properties style:column-width="3.1381in"/>
    </style:style>
    <style:style style:name="Table10" style:family="table">
      <style:table-properties style:width="4.3756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ListParagraph" style:list-style-name="LFO1" style:family="paragraph"/>
    <style:style style:name="P18" style:parent-style-name="Normal" style:family="paragraph">
      <style:text-properties text:display="none"/>
    </style:style>
    <style:style style:name="TableColumn20" style:family="table-column">
      <style:table-column-properties style:column-width="1.0819in"/>
    </style:style>
    <style:style style:name="TableColumn21" style:family="table-column">
      <style:table-column-properties style:column-width="3.684in"/>
    </style:style>
    <style:style style:name="Table19" style:family="table">
      <style:table-properties style:width="4.7659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ListParagraph" style:list-style-name="LFO1" style:family="paragraph"/>
  </office:automatic-styles>
  <office:body>
    <office:text text:use-soft-page-breaks="true">
      <text:p text:style-name="P1">Python libraries required:</text:p>
      <text:p text:style-name="Normal"><text:span text:style-name="T2">tensorflow</text:span>: Load and run the Keras .keras model</text:p>
      <text:p text:style-name="Normal"><text:span text:style-name="T3">numpy</text:span>: Data manipulation</text:p>
      <text:p text:style-name="Normal"><text:span text:style-name="T4">opencv-python</text:span>: Image loading and resizing</text:p>
      <text:p text:style-name="Normal"><text:span text:style-name="T5">matplotlib</text:span>: Plotting activation maps.</text:p>
      <text:p text:style-name="Normal"/>
      <text:p text:style-name="Normal"><text:span text:style-name="T6">Data required</text:span><text:s/><text:span text:style-name="T7"></text:span><text:s/>UTKface (includes age gender data for a huge dataset)</text:p>
      <text:p text:style-name="Normal"/>
      <text:p text:style-name="Normal"><text:span text:style-name="T8">Additional files</text:span><text:span text:style-name="T9"></text:span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best_models.keras</text:p>
          </table:table-cell>
          <table:table-cell table:style-name="TableCell16">
            <text:list text:style-name="LFO1" text:continue-numbering="true">
              <text:list-item>
                <text:p text:style-name="P17">pretrained Keras model for age prediction</text:p>
              </text:list-item>
            </text:list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ample_face.jpg <text:s text:c="2"/></text:p>
          </table:table-cell>
          <table:table-cell table:style-name="TableCell25">
            <text:list text:style-name="LFO1" text:continue-numbering="true">
              <text:list-item>
                <text:p text:style-name="P26">A sample grayscale face image to test and visualize</text:p>
              </text:list-item>
            </text:list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IN GAURAV JITENDRA</meta:initial-creator>
    <dc:creator>JAIN GAURAV JITENDRA</dc:creator>
    <meta:creation-date>2025-06-25T07:24:00Z</meta:creation-date>
    <dc:date>2025-06-25T07:27:00Z</dc:date>
    <meta:template xlink:href="Normal" xlink:type="simple"/>
    <meta:editing-cycles>1</meta:editing-cycles>
    <meta:editing-duration>PT180S</meta:editing-duration>
    <meta:document-statistic meta:page-count="1" meta:paragraph-count="1" meta:word-count="60" meta:character-count="405" meta:row-count="2" meta:non-whitespace-character-count="346"/>
  </office:meta>
</office:document-meta>
</file>